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7e9022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91d8be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6d2207" officeooo:paragraph-rsid="0088e795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8a663f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8daf7d" officeooo:paragraph-rsid="008daf7d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74c544" officeooo:paragraph-rsid="00718c3b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74c544" officeooo:paragraph-rsid="0085f6f0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86f44a" officeooo:paragraph-rsid="007e9022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86f44a" officeooo:paragraph-rsid="00926bf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948282" officeooo:paragraph-rsid="00948282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8bc63e" officeooo:paragraph-rsid="0088e795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a663f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9b1dde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8a663f" officeooo:paragraph-rsid="008a663f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officeooo:rsid="008daf7d" officeooo:paragraph-rsid="008daf7d" style:font-size-asian="10pt" style:font-size-complex="10pt"/>
    </style:style>
    <style:style style:name="P19" style:family="paragraph" style:parent-style-name="Standard">
      <style:text-properties style:font-name="Liberation Serif" fo:font-size="10pt" officeooo:rsid="0078683b" officeooo:paragraph-rsid="0097f303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officeooo:rsid="01e03e6a" officeooo:paragraph-rsid="0097f303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color="#0000ff" loext:opacity="100%" style:font-name="Liberation Serif" fo:font-size="12pt" officeooo:rsid="007c8d55" officeooo:paragraph-rsid="0091d8be" style:font-size-asian="12pt" style:font-size-complex="12pt"/>
    </style:style>
    <style:style style:name="P22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officeooo:rsid="00718c3b" officeooo:paragraph-rsid="00718c3b" style:font-size-asian="14pt" style:font-size-complex="14pt"/>
    </style:style>
    <style:style style:name="P23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7fcd2" officeooo:paragraph-rsid="0091d8be" style:font-size-asian="12pt" style:font-size-complex="12pt"/>
    </style:style>
    <style:style style:name="P24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59df4" officeooo:paragraph-rsid="009dc8d7" style:font-size-asian="12pt" style:font-size-complex="12pt"/>
    </style:style>
    <style:style style:name="P25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6d2207" officeooo:paragraph-rsid="00962ef3" style:font-size-asian="12pt" style:font-size-complex="12pt"/>
    </style:style>
    <style:style style:name="P26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6c490c" officeooo:paragraph-rsid="0088e795" style:font-size-asian="12pt" style:font-size-complex="12pt"/>
    </style:style>
    <style:style style:name="P27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948282" officeooo:paragraph-rsid="00948282" style:font-size-asian="12pt" style:font-size-complex="12pt"/>
    </style:style>
    <style:style style:name="P28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daf7d" officeooo:paragraph-rsid="008daf7d" style:font-size-asian="12pt" style:font-size-complex="12pt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rsid="0086f44a" officeooo:paragraph-rsid="00926bfb"/>
    </style:style>
    <style:style style:name="P30" style:family="paragraph" style:parent-style-name="Table_20_Contents" style:list-style-name="L1">
      <style:paragraph-properties fo:text-align="start" style:justify-single-word="false"/>
      <style:text-properties officeooo:rsid="0084c475" officeooo:paragraph-rsid="00926bfb"/>
    </style:style>
    <style:style style:name="P31" style:family="paragraph" style:parent-style-name="Table_20_Contents" style:list-style-name="L1">
      <style:paragraph-properties fo:text-align="start" style:justify-single-word="false"/>
      <style:text-properties officeooo:paragraph-rsid="0091d8be"/>
    </style:style>
    <style:style style:name="P32" style:family="paragraph" style:parent-style-name="Table_20_Contents" style:list-style-name="L1">
      <style:paragraph-properties fo:text-align="start" style:justify-single-word="false"/>
      <style:text-properties style:use-window-font-color="true" loext:opacity="0%" style:font-name="Liberation Serif" fo:font-size="12pt" officeooo:rsid="007e9022" officeooo:paragraph-rsid="008a663f" style:font-size-asian="12pt" style:font-size-complex="12pt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97f303"/>
    </style:style>
    <style:style style:name="T2" style:family="text">
      <style:text-properties officeooo:rsid="00330f69"/>
    </style:style>
    <style:style style:name="T3" style:family="text">
      <style:text-properties officeooo:rsid="0085f6f0"/>
    </style:style>
    <style:style style:name="T4" style:family="text">
      <style:text-properties officeooo:rsid="006cf23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5f6f0" style:font-weight-asian="bold" style:font-weight-complex="bold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73a0a2" style:font-size-asian="12pt" style:font-size-complex="12pt"/>
    </style:style>
    <style:style style:name="T9" style:family="text">
      <style:text-properties style:font-name="Liberation Serif" fo:font-size="12pt" officeooo:rsid="007c8d55" style:font-size-asian="12pt" style:font-size-complex="12pt"/>
    </style:style>
    <style:style style:name="T10" style:family="text">
      <style:text-properties style:font-name="Liberation Serif" fo:font-size="12pt" officeooo:rsid="007605cd" style:font-size-asian="12pt" style:font-size-complex="12pt"/>
    </style:style>
    <style:style style:name="T11" style:family="text">
      <style:text-properties style:font-name="Liberation Serif" fo:font-size="12pt" officeooo:rsid="0074c544" style:font-size-asian="12pt" style:font-size-complex="12pt"/>
    </style:style>
    <style:style style:name="T12" style:family="text">
      <style:text-properties style:font-name="Liberation Serif" fo:font-size="12pt" officeooo:rsid="009dc8d7" style:font-size-asian="12pt" style:font-size-complex="12pt"/>
    </style:style>
    <style:style style:name="T13" style:family="text">
      <style:text-properties officeooo:rsid="007e9022"/>
    </style:style>
    <style:style style:name="T14" style:family="text">
      <style:text-properties officeooo:rsid="00783f6c"/>
    </style:style>
    <style:style style:name="T15" style:family="text">
      <style:text-properties officeooo:rsid="0088e795"/>
    </style:style>
    <style:style style:name="T16" style:family="text">
      <style:text-properties officeooo:rsid="008af056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24" style:family="text">
      <style:text-properties officeooo:rsid="008a91b8"/>
    </style:style>
    <style:style style:name="T25" style:family="text">
      <style:text-properties officeooo:rsid="00909af3"/>
    </style:style>
    <style:style style:name="T26" style:family="text">
      <style:text-properties officeooo:rsid="009bae27"/>
    </style:style>
    <style:style style:name="T27" style:family="text">
      <style:text-properties officeooo:rsid="009c276f"/>
    </style:style>
    <style:style style:name="T28" style:family="text">
      <style:text-properties officeooo:rsid="009dc8d7"/>
    </style:style>
    <style:style style:name="T29" style:family="text">
      <style:text-properties officeooo:rsid="009ec0f9"/>
    </style:style>
    <style:style style:name="T30" style:family="text">
      <style:text-properties officeooo:rsid="00a082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6">A</text:span><text:span text:style-name="T5">ufgabe</text:span></text:p>
      <text:p text:style-name="P7"/>
      <text:p text:style-name="P7">Die folgenden Aufgaben beziehen sich auf die Northwind-Datenbank auf w3schools.com.</text:p>
      <text:p text:style-name="P7">Zur Struktur der Datenbank schau in das <text:span text:style-name="T26">Arbeitsblatt zum Einstieg in SQL.</text:span></text:p>
      <text:p text:style-name="P7"/>
      <text:p text:style-name="P15"><text:span text:style-name="T13">Entwickle</text:span> SELECT-<text:span text:style-name="T30">Abfragen</text:span> zu den folgenden <text:span text:style-name="T30">Aufgabenstellungen</text:span>. </text:p>
      <text:p text:style-name="P17">Verwende <text:span text:style-name="T5">Aliasse</text:span> für Spalten mit Aggregatfunktionen und ggf. zur Vereinfachung der Abfragen.</text:p>
      <text:p text:style-name="P17"/>
      <text:p text:style-name="P15">Probiere die <text:span text:style-name="T30">Abfragen</text:span> aus unter </text:p>
      <text:p text:style-name="P15">h<text:span text:style-name="T4">ttps://www.w3schools.com/sql/trysql.asp?filename=trysql_select_all</text:span></text:p>
      <text:p text:style-name="P16">Kopiere <text:span text:style-name="T24">die Aufgabenstellungen und </text:span>deine <text:span text:style-name="T25">Lösungen</text:span> <text:span text:style-name="T24">in ein Textdokument</text:span>, damit du sie später zum Lernen zur Verfügung hast.</text:p>
      <text:p text:style-name="P17"/>
      <text:p text:style-name="P9"/>
      <text:list xml:id="list1223632923" text:style-name="L1">
        <text:list-item>
          <text:p text:style-name="P29"><text:span text:style-name="T11">L</text:span><text:span text:style-name="T7">iste für alle Länder auf, wie viele Kunden die Firma Northwind dort hat.</text:span></text:p>
        </text:list-item>
      </text:list>
      <text:p text:style-name="P12"/>
      <text:list xml:id="list131219687693293" text:continue-numbering="true" text:style-name="L1">
        <text:list-item>
          <text:p text:style-name="P30"><text:span text:style-name="T10">W</text:span><text:span text:style-name="T11">ie hoch ist der durchschnittliche Preis aller Produkte?</text:span></text:p>
        </text:list-item>
      </text:list>
      <text:p text:style-name="P5"/>
      <text:list xml:id="list131219631335723" text:continue-numbering="true" text:style-name="L1">
        <text:list-item>
          <text:p text:style-name="P31"><text:span text:style-name="T9">Liste für </text:span><text:span text:style-name="T12">jede</text:span><text:span text:style-name="T9"> Bestellung die </text:span><text:span text:style-name="T12">Gesamtanzahl</text:span><text:span text:style-name="T8"> der </text:span><text:span text:style-name="T12">bestellten </text:span><text:span text:style-name="T8">Produkt</text:span><text:span text:style-name="T12">einheiten</text:span><text:span text:style-name="T8"> </text:span><text:span text:style-name="T9">auf.<text:line-break/></text:span><text:span text:style-name="T12">Beispiel: Wenn eine Bestellung 5 Einheiten von Produkt A und 3 Einheiten von Produkt B enthält, wäre die Gesamtanzahl 8.</text:span></text:p>
        </text:list-item>
      </text:list>
      <text:p text:style-name="P21"/>
      <text:list xml:id="list131220115744923" text:continue-numbering="true" text:style-name="L1">
        <text:list-item>
          <text:p text:style-name="P23"><text:span text:style-name="T15">W</text:span>ie viele Bestellungen <text:span text:style-name="T15">hat </text:span>Mitarbeiter Nr. 3 bearbeitet?</text:p>
        </text:list-item>
      </text:list>
      <text:p text:style-name="P4"/>
      <text:list xml:id="list131220560992688" text:continue-numbering="true" text:style-name="L1">
        <text:list-item>
          <text:p text:style-name="P32">Wie viele Bestellungen haben die einzelnen Mitarbeiter jeweils insgesamt bearbeitet?</text:p>
        </text:list-item>
      </text:list>
      <text:p text:style-name="P10"/>
      <text:list xml:id="list131220089742167" text:continue-numbering="true" text:style-name="L1">
        <text:list-item>
          <text:p text:style-name="P24">W<text:span text:style-name="T3">elches ist</text:span> das früheste Datum, <text:span text:style-name="T16">an</text:span> dem Mitarbeiter <text:span text:style-name="T15">Steven Buchanan</text:span> eine Bestellung bearbeitet hat? <text:s/><text:span text:style-name="T28">Welches ist das</text:span> späteste?</text:p>
        </text:list-item>
      </text:list>
      <text:p text:style-name="P11"/>
      <text:list xml:id="list131219532352353" text:continue-numbering="true" text:style-name="L1">
        <text:list-item>
          <text:p text:style-name="P25">Gib für jedes im Februar 1997 bestellte Produkt an:<text:line-break/>Produktname, Preis, Gesamtzahl bestellter Einheiten und Gesamtumsatz.<text:line-break/><text:span text:style-name="T27">M</text:span>ehrmals bestellte Produkte sollen zusammengefasst werden.</text:p>
          <text:p text:style-name="P25"><text:line-break/><text:span text:style-name="T27">Hinweis:</text:span> da das Ergebnis <text:span text:style-name="T27">Produktn</text:span>amen und Preis<text:span text:style-name="T29">e</text:span> anzeigen soll, müssen beide Spalten unter<text:line-break/>GROUP BY genannt werden <text:span text:style-name="T27">(mit Komma getrennt).</text:span></text:p>
        </text:list-item>
      </text:list>
      <text:p text:style-name="P6"/>
      <text:list xml:id="list131220500397785" text:continue-numbering="true" text:style-name="L1">
        <text:list-item>
          <text:p text:style-name="P26">Wie hoch ist der Umsatz der Firma Northwind <text:span text:style-name="T14">im Februar 1997</text:span>?<text:line-break/><text:line-break/><text:span text:style-name="T27">Hinweis: </text:span>Der Umsatz bezeichnet die gesamten Einnahmen der Firma, d.h. die Verkaufserlöse aller Bestellungen zusammengenommen.<text:line-break/><text:line-break/><text:span text:style-name="T14">Prüfe das Ergebnis mithilfe der Ergebnisse aus Aufgabe 7 mit dem Taschenrechner.</text:span></text:p>
        </text:list-item>
      </text:list>
      <text:p text:style-name="P14"/>
      <text:list xml:id="list131219235893899" text:continue-numbering="true" text:style-name="L1">
        <text:list-item>
          <text:p text:style-name="P27">Liste alle Kundennummern mit dem Gesamtumsatz, den diese Kunden bestellt haben, auf.</text:p>
        </text:list-item>
      </text:list>
      <text:p text:style-name="P13"/>
      <text:list xml:id="list131219255747402" text:continue-numbering="true" text:style-name="L1">
        <text:list-item>
          <text:p text:style-name="P28">Liste für alle Mitarbeiter auf, wie viele verschiedene Kunden sie betreut haben.</text:p>
        </text:list-item>
      </text:list>
      <text:p text:style-name="P8"/>
      <text:p text:style-name="P8"/>
      <text:p text:style-name="P18"/>
      <text:p text:style-name="P19"/>
      <text:p text:style-name="P19"><draw:frame text:anchor-type="paragraph" draw:z-index="0" draw:name="Form1" draw:style-name="gr1" draw:text-style-name="P33" svg:width="1.795cm" svg:height="0.63cm" svg:x="15.217cm" svg:y="0.266cm"><draw:image xlink:href="Pictures/10000000000000580000001F84D8045FF773DCF2.png" xlink:type="simple" xlink:show="embed" xlink:actuate="onLoad" draw:mime-type="image/png"><text:p/></draw:image></draw:frame></text:p>
      <text:p text:style-name="P20"><text:span text:style-name="T17">Autor: </text:span><text:span text:style-name="T18">Christian Pothmann – </text:span><text:a xlink:type="simple" xlink:href="https://cpothmann.de/" text:style-name="Internet_20_link" text:visited-style-name="Visited_20_Internet_20_Link"><text:span text:style-name="T18">c</text:span></text:a><text:a xlink:type="simple" xlink:href="https://cpothmann.de/" text:style-name="Internet_20_link" text:visited-style-name="Visited_20_Internet_20_Link"><text:span text:style-name="T19">pothmann.de</text:span></text:a><text:span text:style-name="T19">, </text:span><text:span text:style-name="T20">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21">Ju</text:span><text:span text:style-name="T22">l</text:span><text:span text:style-name="T21">i</text:span><text:span text:style-name="T23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97f303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407408686272">
            <table:table-cell table:style-name="Tabelle1.A1" office:value-type="string">
              <text:p text:style-name="MP1">SQL <text:span text:style-name="MT1">Rechnen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5T13:12:18.695000000</dc:date>
    <meta:editing-duration>PT9H26M33S</meta:editing-duration>
    <meta:editing-cycles>103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2" meta:word-count="281" meta:character-count="2024" meta:non-whitespace-character-count="1767"/>
  </office:meta>
</office:document-meta>
</file>